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font-size-asian="35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40pt" officeooo:rsid="0018aa79" officeooo:paragraph-rsid="0018aa79" style:font-size-asian="35pt" style:font-size-complex="40pt"/>
    </style:style>
    <style:style style:name="P3" style:family="paragraph" style:parent-style-name="Standard">
      <style:paragraph-properties fo:text-align="center" style:justify-single-word="false"/>
      <style:text-properties fo:color="#999999" fo:font-size="16pt" officeooo:rsid="0018aa79" officeooo:paragraph-rsid="0018aa79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color="#999999" fo:font-size="16pt" officeooo:rsid="0018aa79" officeooo:paragraph-rsid="0018aa79" style:font-size-asian="14pt" style:font-size-complex="16pt"/>
    </style:style>
    <style:style style:name="P5" style:family="paragraph" style:parent-style-name="Text_20_body">
      <style:text-properties officeooo:paragraph-rsid="00197065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Text_20_body">
      <style:paragraph-properties fo:line-height="150%"/>
      <style:text-properties officeooo:paragraph-rsid="00197065"/>
    </style:style>
    <style:style style:name="P8" style:family="paragraph" style:parent-style-name="Text_20_body">
      <style:text-properties officeooo:paragraph-rsid="001ce9a0"/>
    </style:style>
    <style:style style:name="P9" style:family="paragraph" style:parent-style-name="Text_20_body">
      <style:text-properties officeooo:rsid="00216d37" officeooo:paragraph-rsid="00216d37"/>
    </style:style>
    <style:style style:name="P10" style:family="paragraph" style:parent-style-name="Text_20_body" style:list-style-name="L1">
      <style:text-properties officeooo:rsid="00216d37" officeooo:paragraph-rsid="00216d37"/>
    </style:style>
    <style:style style:name="P11" style:family="paragraph" style:parent-style-name="Text_20_body">
      <style:text-properties officeooo:paragraph-rsid="00216d37"/>
    </style:style>
    <style:style style:name="P12" style:family="paragraph" style:parent-style-name="Text_20_body">
      <style:text-properties officeooo:paragraph-rsid="002b229a"/>
    </style:style>
    <style:style style:name="P13" style:family="paragraph" style:parent-style-name="Text_20_body" style:list-style-name="L2">
      <style:text-properties officeooo:rsid="002e59a8" officeooo:paragraph-rsid="002e59a8"/>
    </style:style>
    <style:style style:name="P14" style:family="paragraph" style:parent-style-name="Text_20_body">
      <style:text-properties officeooo:paragraph-rsid="002e59a8"/>
    </style:style>
    <style:style style:name="P15" style:family="paragraph" style:parent-style-name="Text_20_body" style:list-style-name="L2">
      <style:text-properties officeooo:paragraph-rsid="002e59a8"/>
    </style:style>
    <style:style style:name="P16" style:family="paragraph" style:parent-style-name="Text_20_body" style:list-style-name="L2">
      <style:text-properties officeooo:rsid="002e9113" officeooo:paragraph-rsid="002e9113"/>
    </style:style>
    <style:style style:name="P17" style:family="paragraph" style:parent-style-name="Text_20_body">
      <style:paragraph-properties fo:line-height="150%"/>
      <style:text-properties officeooo:rsid="002e9113" officeooo:paragraph-rsid="002e9113"/>
    </style:style>
    <style:style style:name="P18" style:family="paragraph" style:parent-style-name="Heading_20_3">
      <style:paragraph-properties fo:padding="0.0291in" fo:border-left="none" fo:border-right="none" fo:border-top="none" fo:border-bottom="0.06pt solid #000000" style:join-border="false"/>
      <style:text-properties officeooo:paragraph-rsid="00197065"/>
    </style:style>
    <style:style style:name="P19" style:family="paragraph" style:parent-style-name="Heading_20_3">
      <style:paragraph-properties fo:padding="0.0291in" fo:border-left="none" fo:border-right="none" fo:border-top="none" fo:border-bottom="0.06pt solid #000000" style:join-border="false"/>
      <style:text-properties officeooo:paragraph-rsid="00216d37"/>
    </style:style>
    <style:style style:name="P20" style:family="paragraph" style:parent-style-name="Heading_20_3">
      <style:paragraph-properties fo:padding="0.0291in" fo:border-left="none" fo:border-right="none" fo:border-top="none" fo:border-bottom="0.06pt solid #000000" style:join-border="false"/>
      <style:text-properties officeooo:paragraph-rsid="002712b9"/>
    </style:style>
    <style:style style:name="P21" style:family="paragraph" style:parent-style-name="Heading_20_3">
      <style:paragraph-properties fo:padding="0.0291in" fo:border-left="none" fo:border-right="none" fo:border-top="none" fo:border-bottom="0.06pt solid #000000" style:join-border="false"/>
      <style:text-properties officeooo:paragraph-rsid="002e59a8"/>
    </style:style>
    <style:style style:name="P2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break-before="page" fo:padding="0.0291in" fo:border-left="none" fo:border-right="none" fo:border-top="none" fo:border-bottom="0.06pt solid #000000" style:join-border="false"/>
    </style:style>
    <style:style style:name="P24" style:family="paragraph" style:parent-style-name="Heading_20_1">
      <style:paragraph-properties fo:break-before="page" fo:padding="0.0291in" fo:border-left="none" fo:border-right="none" fo:border-top="none" fo:border-bottom="0.06pt solid #000000" style:join-border="false"/>
      <style:text-properties officeooo:paragraph-rsid="002b229a"/>
    </style:style>
    <style:style style:name="P25" style:family="paragraph" style:parent-style-name="Footer">
      <style:text-properties officeooo:rsid="0018aa79" officeooo:paragraph-rsid="0018aa79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style:font-name="Liberation Serif"/>
    </style:style>
    <style:style style:name="T2" style:family="text">
      <style:text-properties officeooo:rsid="0019706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6d37" style:font-weight-asian="bold" style:font-weight-complex="bold"/>
    </style:style>
    <style:style style:name="T5" style:family="text">
      <style:text-properties fo:color="#000000" officeooo:rsid="00197065"/>
    </style:style>
    <style:style style:name="T6" style:family="text">
      <style:text-properties fo:color="#b2b2b2" style:font-name="Liberation Serif1"/>
    </style:style>
    <style:style style:name="T7" style:family="text">
      <style:text-properties fo:color="#b2b2b2" style:font-name="Liberation Serif"/>
    </style:style>
    <style:style style:name="T8" style:family="text">
      <style:text-properties fo:color="#b2b2b2" style:font-name="Liberation Serif" officeooo:rsid="001cdc5b"/>
    </style:style>
    <style:style style:name="T9" style:family="text">
      <style:text-properties officeooo:rsid="001ce9a0"/>
    </style:style>
    <style:style style:name="T10" style:family="text">
      <style:text-properties officeooo:rsid="00216d37"/>
    </style:style>
    <style:style style:name="T11" style:family="text">
      <style:text-properties officeooo:rsid="002b229a"/>
    </style:style>
    <style:style style:name="T12" style:family="text">
      <style:text-properties officeooo:rsid="002e59a8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2e911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>Hatchit</text:p>
      <text:p text:style-name="P3">Open-Source 3D Game Engine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6">Table of Contents</text:p>
          </text:index-title>
          <text:p text:style-name="P27"><text:a xlink:type="simple" xlink:href="#__RefHeading___Toc107_836090232" text:style-name="Index_20_Link" text:visited-style-name="Index_20_Link">Introduction<text:tab/>3</text:a></text:p>
          <text:p text:style-name="P22"><text:a xlink:type="simple" xlink:href="#__RefHeading___Toc111_836090232" text:style-name="Index_20_Link" text:visited-style-name="Index_20_Link">1.0 Overview<text:tab/>3</text:a></text:p>
          <text:p text:style-name="P22"><text:a xlink:type="simple" xlink:href="#__RefHeading___Toc109_836090232" text:style-name="Index_20_Link" text:visited-style-name="Index_20_Link">1.1 Development<text:tab/>3</text:a></text:p>
          <text:p text:style-name="P22"><text:a xlink:type="simple" xlink:href="#__RefHeading___Toc116_836090232" text:style-name="Index_20_Link" text:visited-style-name="Index_20_Link">1.2 Tools<text:tab/>3</text:a></text:p>
          <text:p text:style-name="P22"><text:a xlink:type="simple" xlink:href="#__RefHeading___Toc123_836090232" text:style-name="Index_20_Link" text:visited-style-name="Index_20_Link">1.3 Dependencies<text:tab/>4</text:a></text:p>
          <text:p text:style-name="P27"><text:a xlink:type="simple" xlink:href="#__RefHeading___Toc119_836090232" text:style-name="Index_20_Link" text:visited-style-name="Index_20_Link">Engine Systems<text:tab/>5</text:a></text:p>
        </text:index-body>
      </text:table-of-content>
      <text:p text:style-name="P4"/>
      <text:h text:style-name="P23" text:outline-level="1"><text:bookmark-start text:name="__RefHeading___Toc107_836090232"/><text:span text:style-name="T2">Introduction</text:span><text:bookmark-end text:name="__RefHeading___Toc107_836090232"/></text:h>
      <text:p text:style-name="P8"/>
      <text:h text:style-name="P20" text:outline-level="3"><text:bookmark-start text:name="__RefHeading___Toc111_836090232"/>1.<text:span text:style-name="T9">0 Overview</text:span><text:bookmark-end text:name="__RefHeading___Toc111_836090232"/></text:h>
      <text:p text:style-name="Text_20_body"/>
      <text:p text:style-name="P6"><text:tab/><text:span text:style-name="T2">Hatchit is an open-source game engine currently in development for </text:span><text:span text:style-name="T5">Windows</text:span><text:span text:style-name="T2"> and </text:span><text:span text:style-name="T5">Linux.</text:span><text:span text:style-name="T2"> The goal in developing Hatchit is to create a fully open game engine code base that utilizes the most modern rendering technologies possible.</text:span></text:p>
      <text:p text:style-name="Text_20_body"/>
      <text:h text:style-name="P18" text:outline-level="3"><text:bookmark-start text:name="__RefHeading___Toc109_836090232"/><text:span text:style-name="T2">1.1 Development</text:span><text:bookmark-end text:name="__RefHeading___Toc109_836090232"/></text:h>
      <text:p text:style-name="P5"/>
      <text:p text:style-name="P7"><text:tab/><text:span text:style-name="T2">Hatchit is currently in development exclusively on the </text:span><text:a xlink:type="simple" xlink:href="https://www.github.com/" text:style-name="Internet_20_link" text:visited-style-name="Visited_20_Internet_20_Link"><text:span text:style-name="T2">GitHub</text:span></text:a><text:span text:style-name="T2"> platform using Git version control system. We strongly request that all contributions be made through GitHub as we currently have no plans to move the project to a new repository. Development is open to anyone and we welcome all pull-requests.</text:span></text:p>
      <text:p text:style-name="P7"/>
      <text:h text:style-name="P19" text:outline-level="3"><text:bookmark-start text:name="__RefHeading___Toc116_836090232"/><text:span text:style-name="T10">1.2 Tools</text:span><text:bookmark-end text:name="__RefHeading___Toc116_836090232"/></text:h>
      <text:p text:style-name="P11"/>
      <text:p text:style-name="P11"><text:tab/><text:span text:style-name="T10">Since we are supporting both Windows and Linux, we build using compilers available to both platforms. In addition, these compilers must support </text:span><text:span text:style-name="T4">C++11</text:span><text:span text:style-name="T10"> and </text:span><text:span text:style-name="T4">C++14</text:span><text:span text:style-name="T10"> standards. Currently this means we build and test using the following compilers:</text:span></text:p>
      <text:list xml:id="list4853419373192666764" text:style-name="L1">
        <text:list-item>
          <text:p text:style-name="P10">GCC 5.0+</text:p>
        </text:list-item>
        <text:list-item>
          <text:p text:style-name="P10">Clang 3.8.0+</text:p>
        </text:list-item>
        <text:list-item>
          <text:p text:style-name="P10">Microsoft C++ 19.0+ (Visual Studio 2015)</text:p>
        </text:list-item>
      </text:list>
      <text:p text:style-name="P9"/>
      <text:p text:style-name="P9"/>
      <text:h text:style-name="P21" text:outline-level="3"><text:bookmark-start text:name="__RefHeading___Toc123_836090232"/><text:soft-page-break/><text:span text:style-name="T12">1.3 Dependencies</text:span><text:bookmark-end text:name="__RefHeading___Toc123_836090232"/></text:h>
      <text:p text:style-name="P14"/>
      <text:p text:style-name="P14"><text:tab/><text:span text:style-name="T12">Due to the nature of Hatchit being an open-source project, we also use this to our advantage and leverage many different open-source libraries. This allows us to avoid having to “reinvent the wheel” and speeds up production. The following third-party libraries are currently used:</text:span></text:p>
      <text:list xml:id="list7120036337407397089" text:style-name="L2">
        <text:list-item>
          <text:p text:style-name="P13"><text:a xlink:type="simple" xlink:href="https://www.libsdl.org/" text:style-name="Internet_20_link" text:visited-style-name="Visited_20_Internet_20_Link"><text:span text:style-name="T13">SDL2</text:span></text:a></text:p>
        </text:list-item>
        <text:list-item>
          <text:p text:style-name="P13"><text:a xlink:type="simple" xlink:href="https://github.com/bulletphysics/bullet3" text:style-name="Internet_20_link" text:visited-style-name="Visited_20_Internet_20_Link"><text:span text:style-name="T13">bullet3</text:span></text:a></text:p>
        </text:list-item>
        <text:list-item>
          <text:p text:style-name="P13"><text:a xlink:type="simple" xlink:href="https://github.com/assimp/assimp" text:style-name="Internet_20_link" text:visited-style-name="Visited_20_Internet_20_Link"><text:span text:style-name="T13">assimp</text:span></text:a></text:p>
        </text:list-item>
        <text:list-item>
          <text:p text:style-name="P13"><text:a xlink:type="simple" xlink:href="https://github.com/leethomason/tinyxml2" text:style-name="Internet_20_link" text:visited-style-name="Visited_20_Internet_20_Link"><text:span text:style-name="T13">tinyxml2</text:span></text:a></text:p>
        </text:list-item>
        <text:list-item>
          <text:p text:style-name="P15"><text:a xlink:type="simple" xlink:href="https://www.python.org/downloads/release/python-350/" text:style-name="Internet_20_link" text:visited-style-name="Visited_20_Internet_20_Link"><text:span text:style-name="T13">Python 3.5</text:span></text:a></text:p>
        </text:list-item>
        <text:list-item>
          <text:p text:style-name="P13"><text:a xlink:type="simple" xlink:href="https://www.khronos.org/vulkan/" text:style-name="Internet_20_link" text:visited-style-name="Visited_20_Internet_20_Link"><text:span text:style-name="T13">Vulkan</text:span></text:a></text:p>
        </text:list-item>
        <text:list-item>
          <text:p text:style-name="P15"><text:a xlink:type="simple" xlink:href="https://msdn.microsoft.com/en-us/library/windows/desktop/dn903821(v=vs.85).aspx" text:style-name="Internet_20_link" text:visited-style-name="Visited_20_Internet_20_Link"><text:span text:style-name="T13">DirectX </text:span></text:a><text:a xlink:type="simple" xlink:href="https://msdn.microsoft.com/en-us/library/windows/desktop/dn903821(v=vs.85).aspx" text:style-name="Internet_20_link" text:visited-style-name="Visited_20_Internet_20_Link"><text:span text:style-name="T14">12</text:span></text:a></text:p>
        </text:list-item>
        <text:list-item>
          <text:p text:style-name="P13"><text:a xlink:type="simple" xlink:href="https://github.com/kcat/openal-soft" text:style-name="Internet_20_link" text:visited-style-name="Visited_20_Internet_20_Link"><text:span text:style-name="T13">openal-soft</text:span></text:a></text:p>
        </text:list-item>
        <text:list-item>
          <text:p text:style-name="P16"><text:a xlink:type="simple" xlink:href="https://github.com/fmtlib/fmt" text:style-name="Internet_20_link" text:visited-style-name="Visited_20_Internet_20_Link"><text:span text:style-name="T13">fmt</text:span></text:a></text:p>
        </text:list-item>
        <text:list-item>
          <text:p text:style-name="P13"><text:a xlink:type="simple" xlink:href="https://github.com/benhoyt/inih" text:style-name="Internet_20_link" text:visited-style-name="Visited_20_Internet_20_Link"><text:span text:style-name="T13">inih</text:span></text:a></text:p>
        </text:list-item>
        <text:list-item>
          <text:p text:style-name="P13"><text:a xlink:type="simple" xlink:href="https://github.com/nothings/stb" text:style-name="Internet_20_link" text:visited-style-name="Visited_20_Internet_20_Link"><text:span text:style-name="T13">stb</text:span></text:a></text:p>
        </text:list-item>
        <text:list-item>
          <text:p text:style-name="P13"><text:a xlink:type="simple" xlink:href="https://github.com/pypa/virtualenv" text:style-name="Internet_20_link" text:visited-style-name="Visited_20_Internet_20_Link"><text:span text:style-name="T13">virtualenv</text:span></text:a></text:p>
        </text:list-item>
      </text:list>
      <text:p text:style-name="P17"><text:span text:style-name="T3">NOTE:</text:span> Use of these libraries is subject to change</text:p>
      <text:h text:style-name="P24" text:outline-level="1"><text:bookmark-start text:name="__RefHeading___Toc119_836090232"/><text:span text:style-name="T11">Engine Systems</text:span><text:bookmark-end text:name="__RefHeading___Toc119_836090232"/></text:h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8aa79" officeooo:paragraph-rsid="0018aa79"/>
    </style:style>
    <style:style style:name="MT1" style:family="text">
      <style:text-properties fo:color="#b2b2b2" style:font-name="Liberation Serif1"/>
    </style:style>
    <style:style style:name="MT2" style:family="text">
      <style:text-properties fo:color="#b2b2b2" style:font-name="Liberation Serif"/>
    </style:style>
    <style:style style:name="MT3" style:family="text">
      <style:text-properties style:font-name="Liberation Serif"/>
    </style:style>
    <style:style style:name="MT4" style:family="text">
      <style:text-properties fo:color="#b2b2b2" style:font-name="Liberation Serif" officeooo:rsid="001cdc5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©</text:span><text:span text:style-name="MT2"> 2016 ThirdDegree</text:span><text:span text:style-name="MT3"><text:tab/><text:tab/> </text:span><text:span text:style-name="MT4">version 0.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09:28:05.511467426</meta:creation-date>
    <dc:date>2016-06-11T10:32:48.467255486</dc:date>
    <meta:editing-duration>PT22M28S</meta:editing-duration>
    <meta:editing-cycles>9</meta:editing-cycles>
    <meta:generator>LibreOffice/5.1.3.2$Linux_X86_64 LibreOffice_project/10m0$Build-2</meta:generator>
    <meta:document-statistic meta:table-count="0" meta:image-count="0" meta:object-count="0" meta:page-count="5" meta:paragraph-count="36" meta:word-count="255" meta:character-count="1512" meta:non-whitespace-character-count="1302"/>
  </office:meta>
</office:document-meta>
</file>